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4000000C0E0E72E9D5F9F91C8.png" manifest:media-type="image/png"/>
  <manifest:file-entry manifest:full-path="Pictures/10000201000000C500000068B6776C8C85EE9BA7.png" manifest:media-type="image/png"/>
  <manifest:file-entry manifest:full-path="Pictures/10000201000001160000007E2872372AAA60CE77.png" manifest:media-type="image/png"/>
  <manifest:file-entry manifest:full-path="Pictures/10000201000000A10000006A3E17DE12CF6BACE9.png" manifest:media-type="image/png"/>
  <manifest:file-entry manifest:full-path="Pictures/100002010000011A00000054A8C80C343B33200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Text_20_body">
      <style:text-properties officeooo:rsid="0329ae71" officeooo:paragraph-rsid="004e93f6"/>
    </style:style>
    <style:style style:name="P8" style:family="paragraph" style:parent-style-name="Text_20_body">
      <style:text-properties officeooo:rsid="025aa38b" officeooo:paragraph-rsid="004e93f6"/>
    </style:style>
    <style:style style:name="P9" style:family="paragraph" style:parent-style-name="Text_20_body">
      <style:text-properties officeooo:rsid="025aa38b" officeooo:paragraph-rsid="00504d19"/>
    </style:style>
    <style:style style:name="P10" style:family="paragraph" style:parent-style-name="Text_20_body">
      <style:text-properties officeooo:rsid="025aa38b" officeooo:paragraph-rsid="00555929"/>
    </style:style>
    <style:style style:name="P11" style:family="paragraph" style:parent-style-name="Text_20_body">
      <style:text-properties officeooo:rsid="00504d19" officeooo:paragraph-rsid="00504d19"/>
    </style:style>
    <style:style style:name="P12" style:family="paragraph" style:parent-style-name="Text_20_body">
      <style:text-properties officeooo:rsid="00555929" officeooo:paragraph-rsid="00555929"/>
    </style:style>
    <style:style style:name="P13" style:family="paragraph" style:parent-style-name="Text_20_body">
      <style:text-properties officeooo:rsid="00555929" officeooo:paragraph-rsid="00561cce"/>
    </style:style>
    <style:style style:name="P14" style:family="paragraph" style:parent-style-name="Text_20_body">
      <style:text-properties officeooo:rsid="00561cce" officeooo:paragraph-rsid="00561cce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04e93f6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5" style:family="paragraph" style:parent-style-name="Heading_20_2">
      <style:text-properties officeooo:paragraph-rsid="004e93f6"/>
    </style:style>
    <style:style style:name="P26" style:family="paragraph" style:parent-style-name="Heading_20_2">
      <style:text-properties officeooo:rsid="002cc8d7"/>
    </style:style>
    <style:style style:name="P27" style:family="paragraph" style:parent-style-name="Heading_20_2">
      <style:text-properties officeooo:rsid="002cc8d7" officeooo:paragraph-rsid="00504d19"/>
    </style:style>
    <style:style style:name="P28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7c180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4ce34e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7c1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4e93f6"/>
    </style:style>
    <style:style style:name="T14" style:family="text">
      <style:text-properties officeooo:rsid="0341531c"/>
    </style:style>
    <style:style style:name="T15" style:family="text">
      <style:text-properties officeooo:rsid="004fa18f"/>
    </style:style>
    <style:style style:name="T16" style:family="text">
      <style:text-properties officeooo:rsid="00555929"/>
    </style:style>
    <style:style style:name="T17" style:family="text">
      <style:text-properties officeooo:rsid="0057c180"/>
    </style:style>
    <style:style style:name="T18" style:family="text">
      <style:text-properties officeooo:rsid="025aa38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3 Editors - NLA Edito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3 Editors - NLA Editor - Select Menu</text:p>
          </text:index-title>
          <text:p text:style-name="P20"><text:a xlink:type="simple" xlink:href="#__RefHeading___Toc3654_4126228218" text:style-name="Index_20_Link" text:visited-style-name="Index_20_Link">NLA Editor - Select Menu<text:tab/>1</text:a></text:p>
          <text:p text:style-name="P21"><text:a xlink:type="simple" xlink:href="#__RefHeading___Toc7479_4102598509" text:style-name="Index_20_Link" text:visited-style-name="Index_20_Link">All<text:tab/>1</text:a></text:p>
          <text:p text:style-name="P21"><text:a xlink:type="simple" xlink:href="#__RefHeading___Toc1077_2074365274" text:style-name="Index_20_Link" text:visited-style-name="Index_20_Link">None<text:tab/>1</text:a></text:p>
          <text:p text:style-name="P21"><text:a xlink:type="simple" xlink:href="#__RefHeading___Toc1079_2074365274" text:style-name="Index_20_Link" text:visited-style-name="Index_20_Link">Inverse<text:tab/>1</text:a></text:p>
          <text:p text:style-name="P21"><text:a xlink:type="simple" xlink:href="#__RefHeading___Toc7481_4102598509" text:style-name="Index_20_Link" text:visited-style-name="Index_20_Link">Box Select<text:tab/>1</text:a></text:p>
          <text:p text:style-name="P21"><text:a xlink:type="simple" xlink:href="#__RefHeading___Toc7483_4102598509" text:style-name="Index_20_Link" text:visited-style-name="Index_20_Link">Box Select(Axis Range)<text:tab/>2</text:a></text:p>
          <text:p text:style-name="P22"><text:a xlink:type="simple" xlink:href="#__RefHeading___Toc392_3661500072" text:style-name="Index_20_Link" text:visited-style-name="Index_20_Link">Last Operator Box Select<text:tab/>2</text:a></text:p>
          <text:p text:style-name="P23"><text:a xlink:type="simple" xlink:href="#__RefHeading___Toc394_3661500072" text:style-name="Index_20_Link" text:visited-style-name="Index_20_Link">Axis Range<text:tab/>2</text:a></text:p>
          <text:p text:style-name="P23"><text:a xlink:type="simple" xlink:href="#__RefHeading___Toc396_3661500072" text:style-name="Index_20_Link" text:visited-style-name="Index_20_Link">Include Handles<text:tab/>2</text:a></text:p>
          <text:p text:style-name="P23"><text:a xlink:type="simple" xlink:href="#__RefHeading___Toc398_3661500072" text:style-name="Index_20_Link" text:visited-style-name="Index_20_Link">Tweak<text:tab/>2</text:a></text:p>
          <text:p text:style-name="P23"><text:a xlink:type="simple" xlink:href="#__RefHeading___Toc400_3661500072" text:style-name="Index_20_Link" text:visited-style-name="Index_20_Link">Mode<text:tab/>2</text:a></text:p>
          <text:p text:style-name="P21"><text:a xlink:type="simple" xlink:href="#__RefHeading___Toc3675_3288610003" text:style-name="Index_20_Link" text:visited-style-name="Index_20_Link">Circle Select<text:tab/>2</text:a></text:p>
          <text:p text:style-name="P21"><text:a xlink:type="simple" xlink:href="#__RefHeading___Toc7495_4102598509" text:style-name="Index_20_Link" text:visited-style-name="Index_20_Link">Before current Frame<text:tab/>2</text:a></text:p>
          <text:p text:style-name="P21"><text:a xlink:type="simple" xlink:href="#__RefHeading___Toc7497_4102598509" text:style-name="Index_20_Link" text:visited-style-name="Index_20_Link">After current Frame<text:tab/>2</text:a></text:p>
          <text:p text:style-name="P22"><text:a xlink:type="simple" xlink:href="#__RefHeading___Toc406_3661500072" text:style-name="Index_20_Link" text:visited-style-name="Index_20_Link">Last Operator Select Left/Right<text:tab/>2</text:a></text:p>
          <text:p text:style-name="P23"><text:a xlink:type="simple" xlink:href="#__RefHeading___Toc408_3661500072" text:style-name="Index_20_Link" text:visited-style-name="Index_20_Link">Mode<text:tab/>3</text:a></text:p>
          <text:p text:style-name="P23"><text:a xlink:type="simple" xlink:href="#__RefHeading___Toc410_3661500072" text:style-name="Index_20_Link" text:visited-style-name="Index_20_Link">Extend Select<text:tab/>3</text:a></text:p>
        </text:index-body>
      </text:table-of-content>
      <text:p text:style-name="Standard"/>
      <text:p text:style-name="P2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4" text:outline-level="1"><text:bookmark-start text:name="__RefHeading___Toc3654_4126228218"/><text:span text:style-name="T8">N</text:span><text:span text:style-name="T11">LA</text:span><text:span text:style-name="T17"> Editor - </text:span><text:span text:style-name="T9">S</text:span><text:span text:style-name="T10">elect</text:span><text:span text:style-name="T12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05cm" svg:height="3.251cm" draw:z-index="0"><draw:image xlink:href="Pictures/10000201000000B4000000C0E0E72E9D5F9F91C8.png" xlink:type="simple" xlink:show="embed" xlink:actuate="onLoad" loext:mime-type="image/png"/></draw:frame>The <text:span text:style-name="T13">Select menu contains various tools to select elements.</text:span></text:p>
      <text:p text:style-name="P3"><text:line-break/><text:span text:style-name="T13">The content is the same in all modes. With one exception. Grease Pencil mode is missing the More / Less menu items.</text:span></text:p>
      <text:p text:style-name="P4"/>
      <text:h text:style-name="P25" text:outline-level="2"><text:bookmark-start text:name="__RefHeading___Toc7479_4102598509"/>All <text:bookmark-end text:name="__RefHeading___Toc7479_4102598509"/></text:h>
      <text:p text:style-name="P7">Select everything.</text:p>
      <text:h text:style-name="P25" text:outline-level="2"><text:bookmark-start text:name="__RefHeading___Toc1077_2074365274"/>None<text:bookmark-end text:name="__RefHeading___Toc1077_2074365274"/></text:h>
      <text:p text:style-name="P7">Select nothing.</text:p>
      <text:h text:style-name="P25" text:outline-level="2"><text:bookmark-start text:name="__RefHeading___Toc1079_2074365274"/>Inverse<text:bookmark-end text:name="__RefHeading___Toc1079_2074365274"/></text:h>
      <text:p text:style-name="P7">Invert the current selection.</text:p>
      <text:p text:style-name="P6"/>
      <text:h text:style-name="P25" text:outline-level="2"><text:bookmark-start text:name="__RefHeading___Toc7481_4102598509"/>Bo<text:span text:style-name="T14">x Select</text:span><text:bookmark-end text:name="__RefHeading___Toc7481_4102598509"/></text:h>
      <text:p text:style-name="P8">Box select enters the Border Select mode. Select elements by dragging a rectangle around it. Just what's inside of the rectangle gets selected then. 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<text:soft-page-break/>mouse.</text:p>
      <text:h text:style-name="P25" text:outline-level="2"><text:bookmark-start text:name="__RefHeading___Toc7483_4102598509"/>Bo<text:span text:style-name="T14">x Select(Axis Range)</text:span><text:bookmark-end text:name="__RefHeading___Toc7483_4102598509"/></text:h>
      <text:p text:style-name="P9">Box select enters the Border Select mode. Select elements by dragging a rectangle around it. And what's inside the horizontal range of the rectangle gets selected then. Even when the keyframes are outside of the rectangle.</text:p>
      <text:p text:style-name="P19"><text:span text:style-name="T18">It adds to selection by default. To subtract from selection hold down Shift key. </text:span></text:p>
      <text:p text:style-name="P8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201000001160000007E2872372AAA60CE77.png" xlink:type="simple" xlink:show="embed" xlink:actuate="onLoad" loext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0"><text:span text:style-name="T16">W</text:span>hat's inside the horizontal range of the rectangle gets selected<text:span text:style-name="T16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2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6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201000000A10000006A3E17DE12CF6BACE9.png" xlink:type="simple" xlink:show="embed" xlink:actuate="onLoad" loext:mime-type="image/png"/></draw:frame><text:bookmark-start text:name="__RefHeading___Toc400_3661500072"/>Mode<text:bookmark-end text:name="__RefHeading___Toc400_3661500072"/></text:h>
      <text:p text:style-name="P12">The selection mode to use.</text:p>
      <text:h text:style-name="P25" text:outline-level="2"><text:bookmark-start text:name="__RefHeading___Toc3675_3288610003"/>Circle Select<text:bookmark-end text:name="__RefHeading___Toc3675_3288610003"/></text:h>
      <text:p text:style-name="P8">Circle select enters the Circle Select mode. This is a special select mode where you can select elements by moving with the mouse over it. It adds to selection by default. </text:p>
      <text:p text:style-name="P8">To subtract from selection hold down Shift key. To exit the Circle select click with the right mouse button.</text:p>
      <text:p text:style-name="P8">The pencil radius of the circle select tool can be adjusted with the scroll wheel.</text:p>
      <text:h text:style-name="P26" text:outline-level="2"/>
      <text:h text:style-name="Heading_20_2" text:outline-level="2"><text:bookmark-start text:name="__RefHeading___Toc7495_4102598509"/>Before current Frame<text:bookmark-end text:name="__RefHeading___Toc7495_4102598509"/></text:h>
      <text:p text:style-name="P11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1">Select the keyframes after the current frame.</text:p>
      <text:h text:style-name="Heading_20_3" text:outline-level="3"><draw:frame draw:style-name="fr1" draw:name="Bild5" text:anchor-type="paragraph" svg:y="0.136cm" svg:width="4.77cm" svg:height="1.42cm" draw:z-index="3"><draw:image xlink:href="Pictures/100002010000011A00000054A8C80C343B33200D.png" xlink:type="simple" xlink:show="embed" xlink:actuate="onLoad" loext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4"><draw:image xlink:href="Pictures/10000201000000C500000068B6776C8C85EE9BA7.png" xlink:type="simple" xlink:show="embed" xlink:actuate="onLoad" loext:mime-type="image/png"/></draw:frame><text:bookmark-start text:name="__RefHeading___Toc408_3661500072"/><text:soft-page-break/>Mode<text:bookmark-end text:name="__RefHeading___Toc408_3661500072"/></text:h>
      <text:p text:style-name="P13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4">Extend the current selection.</text:p>
      <text:h text:style-name="P27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7c180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4ce34e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5">3</text:span><text:span text:style-name="MT1"> Editors - </text:span><text:span text:style-name="MT6">N</text:span><text:span text:style-name="MT2">LA</text:span><text:span text:style-name="MT6"> Editor</text:span><text:span text:style-name="MT3"> - S</text:span><text:span text:style-name="MT5">elect</text:span><text:span text:style-name="MT7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6M2S</meta:editing-duration>
    <meta:editing-cycles>47</meta:editing-cycles>
    <meta:generator>LibreOffice/6.3.6.2$Windows_X86_64 LibreOffice_project/2196df99b074d8a661f4036fca8fa0cbfa33a497</meta:generator>
    <dc:date>2020-08-30T12:35:36.920000000</dc:date>
    <meta:document-statistic meta:table-count="1" meta:image-count="5" meta:object-count="0" meta:page-count="3" meta:paragraph-count="59" meta:word-count="396" meta:character-count="2284" meta:non-whitespace-character-count="1941"/>
    <meta:template xlink:type="simple" xlink:actuate="onRequest" xlink:title="standard1cm" xlink:href="../../../AppData/Roaming/LibreOffice/4/user/template/standard1cm.ott" meta:date="2016-03-29T10:37:00.996000000"/>
  </office:meta>
</office:document-meta>
</file>